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25cm" fo:min-width="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64cm" fo:min-width="2.3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812cm" fo:min-width="1.97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25cm" fo:min-width="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cm" fo:min-width="2.5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5cm" fo:min-width="4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25cm" fo:min-width="5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12cm" fo:min-width="1.268cm"/>
    </style:style>
    <style:style style:name="gr11" style:family="graphic" style:parent-style-name="standard">
      <style:graphic-properties draw:stroke="none" svg:stroke-color="#000000" draw:fill="none" draw:fill-color="#ffffff" fo:min-height="1.213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812cm" fo:min-width="3.036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6.5cm" svg:height="2.5cm" svg:x="0cm" svg:y="0cm">
          <text:p text:style-name="P1">Combinatorial model</text:p>
          <text:p text:style-name="P1">Parameters+</text:p>
          <text:p text:style-name="P1">Constraint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5cm" svg:height="2.5cm" svg:x="12.5cm" svg:y="0cm">
          <text:p text:style-name="P1">Configurable system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1.5cm" svg:x="0cm" svg:y="10cm">
          <text:p text:style-name="P1"><text:span text:style-name="T1">Validity</text:span></text:p>
          <text:p text:style-name="P1"><text:span text:style-name="T1">in the model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5cm" svg:y1="1cm" svg:x2="7.5cm" svg:y2="1cm" draw:end-shape="id1" draw:end-glue-point="6" svg:d="M6500 1000h1000" svg:viewBox="0 0 1001 1">
          <text:p/>
        </draw:connector>
        <draw:connector draw:style-name="gr3" draw:text-style-name="P2" draw:layer="layout" svg:x1="12.5cm" svg:y1="7.75cm" svg:x2="14cm" svg:y2="7.75cm" draw:start-shape="id2" draw:start-glue-point="1" draw:end-shape="id3" draw:end-glue-point="6" svg:d="M12500 7750h1500" svg:viewBox="0 0 1501 1">
          <text:p/>
        </draw:connector>
        <draw:connector draw:style-name="gr3" draw:text-style-name="P2" draw:layer="layout" draw:type="line" svg:x1="15.75cm" svg:y1="2.5cm" svg:x2="15.75cm" svg:y2="7cm" draw:start-shape="id4" draw:end-shape="id3" draw:end-glue-point="4" svg:d="M15750 2500v4500" svg:viewBox="0 0 1 4501">
          <text:p/>
        </draw:connector>
        <draw:connector draw:style-name="gr3" draw:text-style-name="P2" draw:layer="layout" svg:x1="15.75cm" svg:y1="8.5cm" svg:x2="15.75cm" svg:y2="10cm" draw:start-shape="id3" draw:start-glue-point="8" draw:end-shape="id5" draw:end-glue-point="0" svg:d="M15750 8500v1500" svg:viewBox="0 0 1 1501">
          <text:p/>
        </draw:connector>
        <draw:custom-shape draw:style-name="gr4" draw:text-style-name="P2" xml:id="id1" draw:id="id1" draw:layer="layout" svg:width="4cm" svg:height="2cm" svg:x="7.5cm" svg:y="0cm">
          <text:p text:style-name="P1">tests </text:p>
          <text:p text:style-name="P1">gen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5cm" svg:y1="7.75cm" svg:x2="3cm" svg:y2="7.75cm" draw:start-shape="id2" draw:start-glue-point="3" draw:end-shape="id6" draw:end-glue-point="10" svg:d="M6500 7750h-3500" svg:viewBox="0 0 3501 1">
          <text:p/>
        </draw:connector>
        <draw:custom-shape draw:style-name="gr5" draw:text-style-name="P2" xml:id="id3" draw:id="id3" draw:layer="layout" svg:width="3.5cm" svg:height="1.5cm" svg:x="14cm" svg:y="7cm">
          <text:p text:style-name="P1">oracle<text:span text:style-name="T2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5.5cm" svg:height="1.5cm" svg:x="13cm" svg:y="10cm">
          <text:p text:style-name="P1">Validity </text:p>
          <text:p text:style-name="P1">in the system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6cm" svg:height="1.5cm" svg:x="6cm" svg:y="10cm">
          <text:p text:style-name="P1">val<text:span text:style-name="T2">M</text:span> = oracle<text:span text:style-name="T2">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3.5cm" svg:y1="10.75cm" svg:x2="6cm" svg:y2="10.75cm" draw:start-shape="id7" draw:start-glue-point="1" draw:end-shape="id8" draw:end-glue-point="5" svg:d="M3500 10750h2500" svg:viewBox="0 0 2501 1">
          <text:p/>
        </draw:connector>
        <draw:connector draw:style-name="gr3" draw:text-style-name="P2" draw:layer="layout" svg:x1="13cm" svg:y1="10.75cm" svg:x2="12cm" svg:y2="10.75cm" draw:start-shape="id5" draw:start-glue-point="3" draw:end-shape="id8" draw:end-glue-point="7" svg:d="M13000 10750h-1000" svg:viewBox="0 0 1001 1">
          <text:p/>
        </draw:connector>
        <draw:custom-shape draw:style-name="gr8" draw:text-style-name="P2" xml:id="id9" draw:id="id9" draw:layer="layout" svg:width="5cm" svg:height="1cm" svg:x="6.5cm" svg:y="13.5cm">
          <text:p text:style-name="P1">Fault foun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cm" svg:y1="11.5cm" svg:x2="9cm" svg:y2="13.5cm" draw:start-shape="id8" draw:start-glue-point="6" draw:end-shape="id9" draw:end-glue-point="0" svg:d="M9000 11500v2000" svg:viewBox="0 0 1 2001">
          <text:p/>
        </draw:connector>
        <draw:custom-shape draw:style-name="gr9" draw:text-style-name="P3" xml:id="id2" draw:id="id2" draw:layer="layout" svg:width="6cm" svg:height="1.5cm" svg:x="6.5cm" svg:y="7cm">
          <text:p text:style-name="P1"><text:span text:style-name="T1">Test = configuration</text:span></text:p>
          <text:p text:style-name="P1"><text:span text:style-name="T1">(parameter assignments)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25cm" svg:y1="2.5cm" svg:x2="1.75cm" svg:y2="7cm" draw:start-shape="id10" draw:end-shape="id6" draw:end-glue-point="4" svg:d="M3250 2500v2250h-1500v2250" svg:viewBox="0 0 1501 4501">
          <text:p/>
        </draw:connector>
        <draw:connector draw:style-name="gr3" draw:text-style-name="P2" draw:layer="layout" svg:x1="9.5cm" svg:y1="2cm" svg:x2="9.5cm" svg:y2="3cm" draw:start-shape="id1" draw:start-glue-point="8" draw:end-shape="id11" draw:end-glue-point="0" svg:d="M9500 2000v1000" svg:viewBox="0 0 1 1001">
          <text:p/>
        </draw:connector>
        <draw:custom-shape draw:style-name="gr10" draw:text-style-name="P2" xml:id="id6" draw:id="id6" draw:layer="layout" svg:width="2.5cm" svg:height="1.5cm" svg:x="0.5cm" svg:y="7cm">
          <text:p text:style-name="P1">val<text:span text:style-name="T2">M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.75cm" svg:y1="8.5cm" svg:x2="1.75cm" svg:y2="10cm" draw:start-shape="id6" draw:start-glue-point="8" draw:end-shape="id7" draw:end-glue-point="0" svg:d="M1750 8500v1500" svg:viewBox="0 0 1 1501">
          <text:p/>
        </draw:connector>
        <draw:custom-shape draw:style-name="gr8" draw:text-style-name="P3" xml:id="id11" draw:id="id11" draw:layer="layout" svg:width="5cm" svg:height="1cm" svg:x="7cm" svg:y="3cm">
          <text:p text:style-name="P1"><text:span text:style-name="T1">Test suite 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cm" svg:height="1.463cm" svg:x="8cm" svg:y="12cm">
          <draw:text-box>
            <text:p>false</text:p>
          </draw:text-box>
        </draw:frame>
        <draw:connector draw:style-name="gr3" draw:text-style-name="P2" draw:layer="layout" draw:type="line" svg:x1="9.5cm" svg:y1="4cm" svg:x2="9.5cm" svg:y2="7cm" draw:start-shape="id11" draw:start-glue-point="2" draw:end-shape="id2" draw:end-glue-point="0" svg:d="M9500 4000v3000" svg:viewBox="0 0 1 3001">
          <text:p/>
        </draw:connector>
        <draw:custom-shape draw:style-name="gr12" draw:text-style-name="P5" xml:id="id12" draw:id="id12" draw:layer="layout" svg:width="5cm" svg:height="1.5cm" svg:x="7cm" svg:y="4.5cm">
          <text:p text:style-name="P1">for each </text:p>
          <text:p text:style-name="P1">test c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line-skew="0.749cm -1.999cm" svg:x1="9cm" svg:y1="10cm" svg:x2="7cm" svg:y2="5.25cm" draw:start-shape="id8" draw:start-glue-point="4" draw:end-shape="id12" draw:end-glue-point="6" svg:d="M9000 10000v-1250h-4500v-3500h2500" svg:viewBox="0 0 4501 4751">
          <text:p/>
        </draw:connector>
        <draw:frame draw:style-name="gr13" draw:text-style-name="P4" draw:layer="layout" svg:width="2cm" svg:height="1cm" svg:x="8.5cm" svg:y="9cm">
          <draw:text-box>
            <text:p>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9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1M8S</meta:editing-duration>
    <meta:editing-cycles>12</meta:editing-cycles>
    <meta:generator>LibreOffice/5.0.3.2$MacOSX_X86_64 LibreOffice_project/e5f16313668ac592c1bfb310f4390624e3dbfb75</meta:generator>
    <dc:date>2016-10-26T16:57:53.307198000</dc:date>
    <meta:document-statistic meta:object-count="27"/>
  </office:meta>
</office:document-meta>
</file>